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officeooo:rsid="001c2402" officeooo:paragraph-rsid="001c2402"/>
    </style:style>
    <style:style style:name="P4" style:family="paragraph" style:parent-style-name="Standard" style:list-style-name="L1">
      <style:text-properties officeooo:paragraph-rsid="001f164b"/>
    </style:style>
    <style:style style:name="P5" style:family="paragraph" style:parent-style-name="Standard" style:list-style-name="L1">
      <style:text-properties officeooo:rsid="001f164b" officeooo:paragraph-rsid="001f164b"/>
    </style:style>
    <style:style style:name="P6" style:family="paragraph" style:parent-style-name="Standard">
      <style:text-properties officeooo:rsid="001f164b" officeooo:paragraph-rsid="001f164b"/>
    </style:style>
    <style:style style:name="P7"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8"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9"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10"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11"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e9fda"/>
    </style:style>
    <style:style style:name="T4" style:family="text">
      <style:text-properties style:text-underline-style="none" officeooo:rsid="001f164b"/>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1f164b" style:font-size-asian="10.5pt" style:font-weight-asian="normal" style:font-size-complex="12pt" style:font-weight-complex="normal"/>
    </style:style>
    <style:style style:name="T9" style:family="text">
      <style:text-properties fo:font-size="12pt" style:text-underline-style="none" fo:font-weight="normal" officeooo:rsid="0022c260" style:font-size-asian="10.5pt" style:font-weight-asian="normal" style:font-size-complex="12pt" style:font-weight-complex="normal"/>
    </style:style>
    <style:style style:name="T10" style:family="text">
      <style:text-properties fo:font-size="12pt" style:text-underline-style="none" style:font-size-asian="10.5pt" style:font-size-complex="12pt"/>
    </style:style>
    <style:style style:name="T11" style:family="text">
      <style:text-properties fo:font-size="12pt" style:text-underline-style="solid" style:text-underline-width="auto" style:text-underline-color="font-color"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3">Permiten crear clases específicas para distintos Tipos. Por ejemplo una lista de &lt;char&gt; o &lt;int&gt;. Las clases que hacen uso de estos se declaran de manera genérica para un tipo T:</text:p>
      <text:p text:style-name="P7">template&lt;class T&gt;</text:p>
      <text:p text:style-name="P7">class Array {</text:p>
      <text:p text:style-name="P7"><text:tab/>T data[64];</text:p>
      <text:p text:style-name="P8">Y el <text:span text:style-name="T1">compilador</text:span><text:span text:style-name="T2"> procesa el Template, reemplazando en el código .cpp por el tipo a utilizar. Y compila esa versión específica de la clase con Template.</text:span></text:p>
      <text:p text:style-name="P9"><text:span text:style-name="T2">Esto permite definir implementaciones específicas </text:span><text:span text:style-name="T3">u optimizadas</text:span><text:span text:style-name="T2"> de una clase para un determinado tipo. El caso más conocido es el Array de &lt;bool&gt; que permite guardar </text:span><text:span text:style-name="T4">información</text:span><text:span text:style-name="T2"> bit a bit. <text:s/>La versión especializada debe definir los mismo métodos que su par genérico, pero la implementación puede ser completamente distinta.</text:span></text:p>
      <text:p text:style-name="P8"><text:span text:style-name="T2">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span></text:p>
      <text:p text:style-name="P8"><text:span text:style-name="T2"/></text:p>
      <text:p text:style-name="P11"><text:span text:style-name="T2">Para evitar binarios muy grandes, producto de que se cree mucho código para muchas especializaciones. Se pueden crear </text:span><text:span text:style-name="T5">especializaciones parciales</text:span><text:span text:style-name="T6">. Por ejemplo, una para todos los T*. El tipo int* y char* son distintos, pero pueden utilizar una implementacion equivalente al ser los dos punteros. </text:span></text:p>
      <text:p text:style-name="P10"><text:span text:style-name="T2">Para los templates se usa la </text:span><text:span text:style-name="T5">generación de código mínimo</text:span><text:span text:style-name="T6">. Es decir que el compilador compila e instancia lo mínimo y necesario. Por ejemplo al crear un objeto especialiado Array&lt;int&gt;:</text:span></text:p>
      <text:list xml:id="list1248608085" text:style-name="L1">
        <text:list-item>
          <text:p text:style-name="P4"><text:span text:style-name="T8">Busca si ya tiene un template especializado en &lt;int&gt; creado (es decir con el código creado y “compilado”).</text:span></text:p>
        </text:list-item>
        <text:list-item>
          <text:p text:style-name="P5"><text:span text:style-name="T7">Busca si ya tiene un template semi-especializado.</text:span></text:p>
        </text:list-item>
        <text:list-item>
          <text:p text:style-name="P5"><text:span text:style-name="T7">Busca si hay algún template genérico T de donde crearlo.</text:span></text:p>
        </text:list-item>
      </text:list>
      <text:p text:style-name="P6"><text:span text:style-name="T7">Si llega a 3, crea la clase Array&lt;int&gt; y crea solo el código especializado para el </text:span><text:span text:style-name="T11">constructor y destructor.</text:span></text:p>
      <text:p text:style-name="P6"><text:span text:style-name="T7">A medida que se llamen a los otros métodos el compilador creará el código para ellos.</text:span></text:p>
      <text:p text:style-name="P6"><text:span text:style-name="T7"/></text:p>
      <text:p text:style-name="P2"><text:span text:style-name="T10">Modificador ‘virtual’</text:span></text:p>
      <text:p text:style-name="P2"><text:span text:style-name="T7">Permite utilizar el polimorfismo por herencia. Es decir, que se ejecuten los métodos de la clase hija en vez de la base independientemente de como este referenciado el objeto. Para permitir este comportamiento usa </text:span><text:span text:style-name="T10">dynamic binding</text:span><text:span text:style-name="T7"> a oposición del static binding </text:span><text:span text:style-name="T9">(el compilador ya sabe a momento de compilacion que método se va a llamar y lo agrega al código objeto)</text:span><text:span text:style-name="T7"> común.</text:span></text:p>
      <text:p text:style-name="P2"><text:span text:style-name="T7">Esto disminuye la performance dado que el </text:span><text:span text:style-name="T9">llamado al método se resuelve en tiempo de ejecución utilizando Vtables (tabla de métodos virtuales para cada objeto) que implica una resolución más indirec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1T14:50:32.176804927</dc:date>
    <meta:editing-duration>PT10M53S</meta:editing-duration>
    <meta:editing-cycles>5</meta:editing-cycles>
    <meta:generator>LibreOffice/6.0.7.3$Linux_X86_64 LibreOffice_project/00m0$Build-3</meta:generator>
    <meta:document-statistic meta:table-count="0" meta:image-count="0" meta:object-count="0" meta:page-count="1" meta:paragraph-count="18" meta:word-count="420" meta:character-count="2540" meta:non-whitespace-character-count="2137"/>
  </office:meta>
</office:document-meta>
</file>